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ImageWriter.getChildNode( Node n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IOImageWriter.writeImage( RenderedImage image , OutputStream out , ImageWriterParam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IOMultiImage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IOImageWriter.warningOccurred( javax . imageio . ImageWriter source , int imageIndex , String wa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OImageWriter.writeImage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OImageWriter.isFun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OImageWriter.createMultiImage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IOMultiImageWriter.writeImage( RenderedImage image , ImageWriterParams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IOImageWriter.getIIOImage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IOImageWrit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IOMultiImageWriter.IIOMultiImageWriter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IOImageWriter.ImageIOImageWriter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OImageWriter.updateMetadata( IIOMetadata meta , ImageWriterParam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mageIOImageWriter.supportsMultiIm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IOImageWriter.getDefaultWriteParam( javax . imageio . ImageWriter iiowriter , RenderedImage image , ImageWriter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